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4B07124CE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6d8a"/>
    </style:style>
    <style:style style:name="P2" style:family="paragraph" style:parent-style-name="Standard">
      <style:text-properties officeooo:paragraph-rsid="001841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as-char" svg:width="5.239cm" svg:height="7.858cm" draw:z-index="0"><draw:image xlink:href="Pictures/1000020100000320000004B07124CEFD.png" xlink:type="simple" xlink:show="embed" xlink:actuate="onLoad"/></draw:frame> <text:s text:c="5"/><draw:frame draw:style-name="fr1" draw:name="Image2" text:anchor-type="as-char" svg:width="5.239cm" svg:height="7.858cm" draw:z-index="1"><draw:image xlink:href="Pictures/1000020100000320000004B07124CEFD.png" xlink:type="simple" xlink:show="embed" xlink:actuate="onLoad"/></draw:frame> <text:s text:c="5"/><draw:frame draw:style-name="fr1" draw:name="Image3" text:anchor-type="as-char" svg:width="5.239cm" svg:height="7.858cm" draw:z-index="2"><draw:image xlink:href="Pictures/1000020100000320000004B07124CEFD.png" xlink:type="simple" xlink:show="embed" xlink:actuate="onLoad"/></draw:frame></text:p>
      <text:p text:style-name="P2"/>
      <text:p text:style-name="P2"><draw:frame draw:style-name="fr1" draw:name="Image4" text:anchor-type="as-char" svg:width="5.239cm" svg:height="7.858cm" draw:z-index="3"><draw:image xlink:href="Pictures/1000020100000320000004B07124CEFD.png" xlink:type="simple" xlink:show="embed" xlink:actuate="onLoad"/></draw:frame> <text:s text:c="5"/><draw:frame draw:style-name="fr1" draw:name="Image5" text:anchor-type="as-char" svg:width="5.239cm" svg:height="7.858cm" draw:z-index="4"><draw:image xlink:href="Pictures/1000020100000320000004B07124CEFD.png" xlink:type="simple" xlink:show="embed" xlink:actuate="onLoad"/></draw:frame> <text:s text:c="5"/><draw:frame draw:style-name="fr1" draw:name="Image6" text:anchor-type="as-char" svg:width="5.239cm" svg:height="7.858cm" draw:z-index="5"><draw:image xlink:href="Pictures/1000020100000320000004B07124CEFD.png" xlink:type="simple" xlink:show="embed" xlink:actuate="onLoad"/></draw:frame></text:p>
      <text:p text:style-name="P2"/>
      <text:p text:style-name="P2"><draw:frame draw:style-name="fr1" draw:name="Image7" text:anchor-type="as-char" svg:width="5.239cm" svg:height="7.858cm" draw:z-index="6"><draw:image xlink:href="Pictures/1000020100000320000004B07124CEFD.png" xlink:type="simple" xlink:show="embed" xlink:actuate="onLoad"/></draw:frame> <text:s text:c="5"/><draw:frame draw:style-name="fr1" draw:name="Image8" text:anchor-type="as-char" svg:width="5.239cm" svg:height="7.858cm" draw:z-index="7"><draw:image xlink:href="Pictures/1000020100000320000004B07124CEFD.png" xlink:type="simple" xlink:show="embed" xlink:actuate="onLoad"/></draw:frame> <text:s text:c="5"/><draw:frame draw:style-name="fr1" draw:name="Image9" text:anchor-type="as-char" svg:width="5.239cm" svg:height="7.858cm" draw:z-index="8"><draw:image xlink:href="Pictures/1000020100000320000004B07124CE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3-30T18:32:49.835782116</meta:print-date>
    <dc:date>2014-03-30T19:13:43.438345161</dc:date>
    <dc:creator>Toub </dc:creator>
    <meta:editing-duration>P0D</meta:editing-duration>
    <meta:editing-cycles>3</meta:editing-cycles>
    <meta:generator>LibreOffice/4.2.2.1$Linux_X86_64 LibreOffice_project/3be8cda0bddd8e430d8cda1ebfd581265cca5a0f</meta:generator>
    <meta:document-statistic meta:table-count="0" meta:image-count="9" meta:object-count="0" meta:page-count="1" meta:paragraph-count="3" meta:word-count="0" meta:character-count="36" meta:non-whitespace-character-count="0"/>
  </office:meta>
</office:document-meta>
</file>